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25.591cm" fo:margin-left="0.116cm" fo:break-before="page" table:align="left"/>
    </style:style>
    <style:style style:name="Tabela1.A" style:family="table-column">
      <style:table-column-properties style:column-width="8.107cm"/>
    </style:style>
    <style:style style:name="Tabela1.B" style:family="table-column">
      <style:table-column-properties style:column-width="8.784cm"/>
    </style:style>
    <style:style style:name="Tabela1.C" style:family="table-column">
      <style:table-column-properties style:column-width="1.799cm"/>
    </style:style>
    <style:style style:name="Tabela1.D" style:family="table-column">
      <style:table-column-properties style:column-width="1.418cm"/>
    </style:style>
    <style:style style:name="Tabela1.E" style:family="table-column">
      <style:table-column-properties style:column-width="2.096cm"/>
    </style:style>
    <style:style style:name="Tabela1.F" style:family="table-column">
      <style:table-column-properties style:column-width="3.387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F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10pt" officeooo:paragraph-rsid="000ec996" style:font-size-asian="10pt" style:font-size-complex="10pt"/>
    </style:style>
    <style:style style:name="P3" style:family="paragraph" style:parent-style-name="Standard">
      <style:text-properties style:font-name="Courier New" fo:font-size="10pt" officeooo:paragraph-rsid="001b9e28" style:font-size-asian="10pt" style:font-size-complex="10pt"/>
    </style:style>
    <style:style style:name="P4" style:family="paragraph" style:parent-style-name="Standard">
      <style:text-properties style:font-name="Courier New" fo:font-size="10pt" officeooo:paragraph-rsid="0013fe5c" style:font-size-asian="10pt" style:font-size-complex="10pt"/>
    </style:style>
    <style:style style:name="P5" style:family="paragraph" style:parent-style-name="Standard">
      <style:text-properties style:font-name="Courier New" fo:font-size="10pt" officeooo:paragraph-rsid="0017f19f" style:font-size-asian="10pt" style:font-size-complex="10pt"/>
    </style:style>
    <style:style style:name="P6" style:family="paragraph" style:parent-style-name="Standard">
      <style:text-properties style:font-name="Courier New" fo:font-size="10pt" officeooo:paragraph-rsid="00195ea6" style:font-size-asian="10pt" style:font-size-complex="10pt"/>
    </style:style>
    <style:style style:name="P7" style:family="paragraph" style:parent-style-name="Standard">
      <style:text-properties style:font-name="Courier New" fo:font-size="10pt" officeooo:paragraph-rsid="00279498" style:font-size-asian="10pt" style:font-size-complex="10pt"/>
    </style:style>
    <style:style style:name="P8" style:family="paragraph" style:parent-style-name="Table_20_Contents">
      <style:text-properties style:font-name="Courier New" fo:font-size="10pt" officeooo:rsid="0038ed82" officeooo:paragraph-rsid="0038ed82" style:font-size-asian="10pt" style:font-size-complex="10pt"/>
    </style:style>
    <style:style style:name="P9" style:family="paragraph" style:parent-style-name="Standard">
      <style:text-properties style:font-name="Courier New" fo:font-size="10pt" officeooo:rsid="0038ed82" style:font-size-asian="10pt" style:font-size-complex="10pt"/>
    </style:style>
    <style:style style:name="P10" style:family="paragraph" style:parent-style-name="List_20_Heading">
      <style:text-properties style:font-name="Courier New" fo:font-size="10pt" officeooo:rsid="0038ed82" officeooo:paragraph-rsid="00e086f3" style:font-size-asian="10pt" style:font-size-complex="10pt"/>
    </style:style>
    <style:style style:name="P11" style:family="paragraph" style:parent-style-name="Table_20_Contents">
      <style:text-properties style:font-name="Courier New" fo:font-size="10pt" officeooo:rsid="0038ed82" officeooo:paragraph-rsid="00e086f3" style:font-size-asian="10pt" style:font-size-complex="10pt"/>
    </style:style>
    <style:style style:name="P12" style:family="paragraph" style:parent-style-name="Table_20_Contents">
      <style:text-properties style:font-name="Courier New" fo:font-size="10pt" officeooo:rsid="0038ed82" officeooo:paragraph-rsid="003bc9c6" style:font-size-asian="10pt" style:font-size-complex="10pt"/>
    </style:style>
    <style:style style:name="P13" style:family="paragraph" style:parent-style-name="Table_20_Contents">
      <style:text-properties style:font-name="Courier New" fo:font-size="10pt" officeooo:rsid="0038ed82" officeooo:paragraph-rsid="00da23c7" style:font-size-asian="10pt" style:font-size-complex="10pt"/>
    </style:style>
    <style:style style:name="P14" style:family="paragraph" style:parent-style-name="Table_20_Contents">
      <style:text-properties style:font-name="Courier New" fo:font-size="10pt" officeooo:rsid="0038ed82" officeooo:paragraph-rsid="00e1243d" style:font-size-asian="10pt" style:font-size-complex="10pt"/>
    </style:style>
    <style:style style:name="P15" style:family="paragraph" style:parent-style-name="Standard">
      <style:text-properties style:font-name="Courier New" fo:font-size="10pt" officeooo:paragraph-rsid="003e3d7e" style:font-size-asian="10pt" style:font-size-complex="10pt"/>
    </style:style>
    <style:style style:name="P16" style:family="paragraph" style:parent-style-name="Standard">
      <style:text-properties style:font-name="Courier New" fo:font-size="10pt" officeooo:rsid="0045b1cf" officeooo:paragraph-rsid="0045b1cf" style:font-size-asian="10pt" style:font-size-complex="10pt"/>
    </style:style>
    <style:style style:name="P17" style:family="paragraph" style:parent-style-name="Standard">
      <style:text-properties style:font-name="Courier New" fo:font-size="10pt" officeooo:rsid="0046cb3d" officeooo:paragraph-rsid="0046cb3d" style:font-size-asian="10pt" style:font-size-complex="10pt"/>
    </style:style>
    <style:style style:name="P18" style:family="paragraph" style:parent-style-name="Standard">
      <style:text-properties style:font-name="Courier New" fo:font-size="10pt" officeooo:paragraph-rsid="004ca6a6" style:font-size-asian="10pt" style:font-size-complex="10pt"/>
    </style:style>
    <style:style style:name="P19" style:family="paragraph" style:parent-style-name="Standard">
      <style:text-properties style:font-name="Courier New" fo:font-size="10pt" officeooo:rsid="004edfb8" officeooo:paragraph-rsid="004edfb8" style:font-size-asian="10pt" style:font-size-complex="10pt"/>
    </style:style>
    <style:style style:name="P20" style:family="paragraph" style:parent-style-name="Standard">
      <style:text-properties style:font-name="Courier New" fo:font-size="10pt" officeooo:paragraph-rsid="004f8d1b" style:font-size-asian="10pt" style:font-size-complex="10pt"/>
    </style:style>
    <style:style style:name="P21" style:family="paragraph" style:parent-style-name="Standard">
      <style:text-properties style:font-name="Courier New" fo:font-size="10pt" officeooo:rsid="0050985b" officeooo:paragraph-rsid="0050985b" style:font-size-asian="10pt" style:font-size-complex="10pt"/>
    </style:style>
    <style:style style:name="P22" style:family="paragraph" style:parent-style-name="Standard">
      <style:text-properties style:font-name="Courier New" fo:font-size="10pt" officeooo:rsid="0050985b" officeooo:paragraph-rsid="00eac3ec" style:font-size-asian="10pt" style:font-size-complex="10pt"/>
    </style:style>
    <style:style style:name="P23" style:family="paragraph" style:parent-style-name="Standard">
      <style:text-properties style:font-name="Courier New" fo:font-size="10pt" officeooo:paragraph-rsid="0057a992" style:font-size-asian="10pt" style:font-size-complex="10pt"/>
    </style:style>
    <style:style style:name="P24" style:family="paragraph" style:parent-style-name="Standard">
      <style:text-properties style:font-name="Courier New" fo:font-size="10pt" officeooo:paragraph-rsid="0019da33" style:font-size-asian="10pt" style:font-size-complex="10pt"/>
    </style:style>
    <style:style style:name="P25" style:family="paragraph" style:parent-style-name="Standard">
      <style:text-properties style:font-name="Courier New" fo:font-size="10pt" officeooo:paragraph-rsid="0064d5cd" style:font-size-asian="10pt" style:font-size-complex="10pt"/>
    </style:style>
    <style:style style:name="P26" style:family="paragraph" style:parent-style-name="Standard">
      <style:text-properties style:font-name="Courier New" fo:font-size="10pt" officeooo:paragraph-rsid="008179d9" style:font-size-asian="10pt" style:font-size-complex="10pt"/>
    </style:style>
    <style:style style:name="P27" style:family="paragraph" style:parent-style-name="Standard">
      <style:text-properties style:font-name="Courier New" fo:font-size="10pt" officeooo:paragraph-rsid="008762c8" style:font-size-asian="10pt" style:font-size-complex="10pt"/>
    </style:style>
    <style:style style:name="P28" style:family="paragraph" style:parent-style-name="Table_20_Contents">
      <style:text-properties style:font-name="Courier New" fo:font-size="10pt" style:font-size-asian="10pt" style:font-size-complex="10pt"/>
    </style:style>
    <style:style style:name="P29" style:family="paragraph" style:parent-style-name="Table_20_Contents">
      <style:text-properties style:font-name="Courier New" fo:font-size="10pt" officeooo:rsid="003a7bbf" officeooo:paragraph-rsid="003a7bbf" style:font-size-asian="10pt" style:font-size-complex="10pt"/>
    </style:style>
    <style:style style:name="P30" style:family="paragraph" style:parent-style-name="Table_20_Contents">
      <style:text-properties style:font-name="Courier New" fo:font-size="10pt" officeooo:rsid="003a7bbf" officeooo:paragraph-rsid="00d2109a" style:font-size-asian="10pt" style:font-size-complex="10pt"/>
    </style:style>
    <style:style style:name="P31" style:family="paragraph" style:parent-style-name="List_20_Heading">
      <style:text-properties style:font-name="Courier New" fo:font-size="10pt" officeooo:rsid="003a7bbf" officeooo:paragraph-rsid="001b9e28" style:font-size-asian="10pt" style:font-size-complex="10pt"/>
    </style:style>
    <style:style style:name="P32" style:family="paragraph" style:parent-style-name="Standard">
      <style:text-properties style:font-name="Courier New" fo:font-size="10pt" officeooo:paragraph-rsid="009a1e2b" style:font-size-asian="10pt" style:font-size-complex="10pt"/>
    </style:style>
    <style:style style:name="P33" style:family="paragraph" style:parent-style-name="Standard">
      <style:text-properties style:font-name="Courier New" fo:font-size="10pt" officeooo:paragraph-rsid="009b3c26" style:font-size-asian="10pt" style:font-size-complex="10pt"/>
    </style:style>
    <style:style style:name="P34" style:family="paragraph" style:parent-style-name="Standard">
      <style:text-properties style:font-name="Courier New" fo:font-size="10pt" officeooo:paragraph-rsid="009b82f2" style:font-size-asian="10pt" style:font-size-complex="10pt"/>
    </style:style>
    <style:style style:name="P35" style:family="paragraph" style:parent-style-name="Standard">
      <style:text-properties style:font-name="Courier New" fo:font-size="10pt" officeooo:paragraph-rsid="009e35f8" style:font-size-asian="10pt" style:font-size-complex="10pt"/>
    </style:style>
    <style:style style:name="P36" style:family="paragraph" style:parent-style-name="Standard">
      <style:text-properties style:font-name="Courier New" fo:font-size="10pt" officeooo:paragraph-rsid="00a1e3d7" style:font-size-asian="10pt" style:font-size-complex="10pt"/>
    </style:style>
    <style:style style:name="P37" style:family="paragraph" style:parent-style-name="Standard">
      <style:text-properties style:font-name="Courier New" fo:font-size="10pt" officeooo:rsid="00a4036e" officeooo:paragraph-rsid="00a4036e" style:font-size-asian="10pt" style:font-size-complex="10pt"/>
    </style:style>
    <style:style style:name="P38" style:family="paragraph" style:parent-style-name="Standard">
      <style:text-properties style:font-name="Courier New" fo:font-size="10pt" officeooo:rsid="00afc9ed" officeooo:paragraph-rsid="00afc9ed" style:font-size-asian="10pt" style:font-size-complex="10pt"/>
    </style:style>
    <style:style style:name="P39" style:family="paragraph" style:parent-style-name="Standard">
      <style:text-properties style:font-name="Courier New" fo:font-size="10pt" officeooo:paragraph-rsid="00b4ffea" style:font-size-asian="10pt" style:font-size-complex="10pt"/>
    </style:style>
    <style:style style:name="P40" style:family="paragraph" style:parent-style-name="Standard">
      <style:text-properties style:font-name="Courier New" fo:font-size="10pt" officeooo:paragraph-rsid="00b86705" style:font-size-asian="10pt" style:font-size-complex="10pt"/>
    </style:style>
    <style:style style:name="P41" style:family="paragraph" style:parent-style-name="Standard">
      <style:text-properties style:font-name="Courier New" fo:font-size="10pt" officeooo:paragraph-rsid="00ba2264" style:font-size-asian="10pt" style:font-size-complex="10pt"/>
    </style:style>
    <style:style style:name="P42" style:family="paragraph" style:parent-style-name="Standard">
      <style:text-properties style:font-name="Courier New" fo:font-size="10pt" officeooo:paragraph-rsid="00ba4e18" style:font-size-asian="10pt" style:font-size-complex="10pt"/>
    </style:style>
    <style:style style:name="P43" style:family="paragraph" style:parent-style-name="Standard">
      <style:text-properties style:font-name="Courier New" fo:font-size="10pt" officeooo:paragraph-rsid="00bbf2bd" style:font-size-asian="10pt" style:font-size-complex="10pt"/>
    </style:style>
    <style:style style:name="P44" style:family="paragraph" style:parent-style-name="Standard">
      <style:text-properties style:font-name="Courier New" fo:font-size="10pt" officeooo:paragraph-rsid="00bd3785" style:font-size-asian="10pt" style:font-size-complex="10pt"/>
    </style:style>
    <style:style style:name="P45" style:family="paragraph" style:parent-style-name="Standard">
      <style:text-properties style:font-name="Courier New" fo:font-size="10pt" officeooo:rsid="00470d3e" officeooo:paragraph-rsid="00470d3e" style:font-size-asian="10pt" style:font-size-complex="10pt"/>
    </style:style>
    <style:style style:name="P46" style:family="paragraph" style:parent-style-name="Standard">
      <style:text-properties style:font-name="Courier New" fo:font-size="10pt" officeooo:rsid="00c2c218" officeooo:paragraph-rsid="00c2c218" style:font-size-asian="10pt" style:font-size-complex="10pt"/>
    </style:style>
    <style:style style:name="P47" style:family="paragraph" style:parent-style-name="Standard">
      <style:text-properties style:font-name="Courier New" fo:font-size="10pt" officeooo:paragraph-rsid="00c3c214" style:font-size-asian="10pt" style:font-size-complex="10pt"/>
    </style:style>
    <style:style style:name="P48" style:family="paragraph" style:parent-style-name="Standard">
      <style:text-properties style:font-name="Courier New" fo:font-size="10pt" officeooo:paragraph-rsid="00c60a28" style:font-size-asian="10pt" style:font-size-complex="10pt"/>
    </style:style>
    <style:style style:name="P49" style:family="paragraph" style:parent-style-name="Standard">
      <style:text-properties style:font-name="Courier New" fo:font-size="10pt" officeooo:paragraph-rsid="00c946c0" style:font-size-asian="10pt" style:font-size-complex="10pt"/>
    </style:style>
    <style:style style:name="P50" style:family="paragraph" style:parent-style-name="Standard">
      <style:text-properties style:font-name="Courier New" fo:font-size="10pt" officeooo:rsid="00cd58e5" officeooo:paragraph-rsid="00cd58e5" style:font-size-asian="10pt" style:font-size-complex="10pt"/>
    </style:style>
    <style:style style:name="P51" style:family="paragraph" style:parent-style-name="Standard">
      <style:text-properties style:font-name="Courier New" fo:font-size="10pt" officeooo:paragraph-rsid="00e49274" style:font-size-asian="10pt" style:font-size-complex="10pt"/>
    </style:style>
    <style:style style:name="P52" style:family="paragraph" style:parent-style-name="List_20_Heading">
      <style:text-properties style:font-name="Courier New" fo:font-size="10pt" officeooo:paragraph-rsid="00e49274" style:font-size-asian="10pt" style:font-size-complex="10pt"/>
    </style:style>
    <style:style style:name="P53" style:family="paragraph" style:parent-style-name="Table_20_Contents">
      <style:text-properties style:font-name="Courier New" fo:font-size="10pt" officeooo:rsid="00da23c7" officeooo:paragraph-rsid="00da23c7" style:font-size-asian="10pt" style:font-size-complex="10pt"/>
    </style:style>
    <style:style style:name="P54" style:family="paragraph" style:parent-style-name="Standard">
      <style:text-properties style:font-name="Courier New" fo:font-size="10pt" officeooo:rsid="00e984b8" officeooo:paragraph-rsid="00eac3ec" style:font-size-asian="10pt" style:font-size-complex="10pt"/>
    </style:style>
    <style:style style:name="P55" style:family="paragraph" style:parent-style-name="Standard">
      <style:text-properties style:font-name="Courier New" fo:font-size="10pt" officeooo:paragraph-rsid="00f2f231" style:font-size-asian="10pt" style:font-size-complex="10pt"/>
    </style:style>
    <style:style style:name="P56" style:family="paragraph" style:parent-style-name="Standard">
      <style:text-properties style:font-name="Courier New" fo:font-size="10pt" officeooo:paragraph-rsid="00f4b18d" style:font-size-asian="10pt" style:font-size-complex="10pt"/>
    </style:style>
    <style:style style:name="P57" style:family="paragraph" style:parent-style-name="Standard">
      <style:text-properties style:font-name="Courier New" fo:font-size="10pt" officeooo:paragraph-rsid="00f78b11" style:font-size-asian="10pt" style:font-size-complex="10pt"/>
    </style:style>
    <style:style style:name="P58" style:family="paragraph" style:parent-style-name="Standard">
      <style:text-properties style:font-name="Courier New" fo:font-size="10pt" officeooo:paragraph-rsid="00f7bc8e" style:font-size-asian="10pt" style:font-size-complex="10pt"/>
    </style:style>
    <style:style style:name="P59" style:family="paragraph" style:parent-style-name="Standard">
      <style:text-properties style:font-name="Courier New" fo:font-size="10pt" officeooo:paragraph-rsid="0100d5b3" style:font-size-asian="10pt" style:font-size-complex="10pt"/>
    </style:style>
    <style:style style:name="P60" style:family="paragraph" style:parent-style-name="Standard">
      <style:text-properties style:font-name="Courier New" fo:font-size="10pt" officeooo:paragraph-rsid="0104d74f" style:font-size-asian="10pt" style:font-size-complex="10pt"/>
    </style:style>
    <style:style style:name="P61" style:family="paragraph" style:parent-style-name="Standard">
      <style:text-properties style:font-name="Courier New" fo:font-size="10pt" officeooo:paragraph-rsid="01073edb" style:font-size-asian="10pt" style:font-size-complex="10pt"/>
    </style:style>
    <style:style style:name="P62" style:family="paragraph" style:parent-style-name="Standard">
      <style:text-properties style:font-name="Courier New" fo:font-size="10pt" officeooo:paragraph-rsid="0107c641" style:font-size-asian="10pt" style:font-size-complex="10pt"/>
    </style:style>
    <style:style style:name="P63" style:family="paragraph" style:parent-style-name="Standard">
      <style:text-properties style:font-name="Courier New" fo:font-size="10pt" officeooo:paragraph-rsid="01239158" style:font-size-asian="10pt" style:font-size-complex="10pt"/>
    </style:style>
    <style:style style:name="P64" style:family="paragraph" style:parent-style-name="Standard">
      <style:text-properties style:font-name="Courier New" fo:font-size="10pt" officeooo:paragraph-rsid="0125d607" style:font-size-asian="10pt" style:font-size-complex="10pt"/>
    </style:style>
    <style:style style:name="P65" style:family="paragraph" style:parent-style-name="Standard">
      <style:text-properties style:font-name="Courier New" fo:font-size="10pt" officeooo:paragraph-rsid="0126767c" style:font-size-asian="10pt" style:font-size-complex="10pt"/>
    </style:style>
    <style:style style:name="P66" style:family="paragraph" style:parent-style-name="Standard">
      <style:text-properties style:font-name="Courier New" fo:font-size="10pt" officeooo:paragraph-rsid="0127ed53" style:font-size-asian="10pt" style:font-size-complex="10pt"/>
    </style:style>
    <style:style style:name="P67" style:family="paragraph" style:parent-style-name="Standard">
      <style:text-properties style:font-name="Courier New" fo:font-size="10pt" officeooo:paragraph-rsid="008b3b4a" style:font-size-asian="10pt" style:font-size-complex="10pt"/>
    </style:style>
    <style:style style:name="P68" style:family="paragraph" style:parent-style-name="Standard">
      <style:text-properties style:font-name="Courier New" fo:font-size="10pt" officeooo:paragraph-rsid="00470d3e" style:font-size-asian="10pt" style:font-size-complex="10pt"/>
    </style:style>
    <style:style style:name="P69" style:family="paragraph" style:parent-style-name="Standard">
      <style:text-properties style:font-name="Courier New" fo:font-size="10pt" officeooo:paragraph-rsid="00900183" style:font-size-asian="10pt" style:font-size-complex="10pt"/>
    </style:style>
    <style:style style:name="P70" style:family="paragraph" style:parent-style-name="Standard">
      <style:text-properties style:font-name="Courier New" fo:font-size="10pt" officeooo:paragraph-rsid="00110bd0" style:font-size-asian="10pt" style:font-size-complex="10pt"/>
    </style:style>
    <style:style style:name="P71" style:family="paragraph" style:parent-style-name="Standard">
      <style:text-properties style:font-name="Courier New" fo:font-size="10pt" officeooo:paragraph-rsid="0029c137" style:font-size-asian="10pt" style:font-size-complex="10pt"/>
    </style:style>
    <style:style style:name="P72" style:family="paragraph" style:parent-style-name="Standard">
      <style:text-properties style:font-name="Courier New" fo:font-size="10pt" officeooo:paragraph-rsid="005431ac" style:font-size-asian="10pt" style:font-size-complex="10pt"/>
    </style:style>
    <style:style style:name="P73" style:family="paragraph" style:parent-style-name="Standard">
      <style:text-properties style:font-name="Courier New" fo:font-size="10pt" officeooo:paragraph-rsid="0137ef67" style:font-size-asian="10pt" style:font-size-complex="10pt"/>
    </style:style>
    <style:style style:name="P74" style:family="paragraph" style:parent-style-name="Standard">
      <style:text-properties style:font-name="Courier New" fo:font-size="10pt" officeooo:paragraph-rsid="013758f3" style:font-size-asian="10pt" style:font-size-complex="10pt"/>
    </style:style>
    <style:style style:name="P75" style:family="paragraph" style:parent-style-name="Standard">
      <style:text-properties style:font-name="Courier New" fo:font-size="10pt" officeooo:paragraph-rsid="013e3aad" style:font-size-asian="10pt" style:font-size-complex="10pt"/>
    </style:style>
    <style:style style:name="P76" style:family="paragraph" style:parent-style-name="Standard">
      <style:text-properties style:font-name="Courier New" fo:font-size="10pt" officeooo:paragraph-rsid="0153fd9f" style:font-size-asian="10pt" style:font-size-complex="10pt"/>
    </style:style>
    <style:style style:name="P77" style:family="paragraph" style:parent-style-name="Standard">
      <style:text-properties style:font-name="Courier New" fo:font-size="10pt" officeooo:rsid="0157b660" officeooo:paragraph-rsid="013e3aad" style:font-size-asian="10pt" style:font-size-complex="10pt"/>
    </style:style>
    <style:style style:name="P78" style:family="paragraph" style:parent-style-name="Standard">
      <style:text-properties style:font-name="Courier New" fo:font-size="10pt" officeooo:rsid="015ab01a" style:font-size-asian="10pt" style:font-size-complex="10pt"/>
    </style:style>
    <style:style style:name="P79" style:family="paragraph" style:parent-style-name="Standard">
      <style:text-properties style:font-name="Courier New" fo:font-size="10pt" officeooo:rsid="015ab01a" officeooo:paragraph-rsid="015ab01a" style:font-size-asian="10pt" style:font-size-complex="10pt"/>
    </style:style>
    <style:style style:name="P80" style:family="paragraph" style:parent-style-name="Standard">
      <style:text-properties style:font-name="Courier New" fo:font-size="10pt" officeooo:rsid="003561ac" style:font-size-asian="10pt" style:font-size-complex="10pt"/>
    </style:style>
    <style:style style:name="P81" style:family="paragraph" style:parent-style-name="Standard">
      <style:text-properties style:font-name="Courier New" fo:font-size="10pt" officeooo:rsid="003561ac" officeooo:paragraph-rsid="0172c20f" style:font-size-asian="10pt" style:font-size-complex="10pt"/>
    </style:style>
    <style:style style:name="P82" style:family="paragraph" style:parent-style-name="Standard">
      <style:text-properties style:font-name="Courier New" fo:font-size="10pt" officeooo:rsid="015e3963" officeooo:paragraph-rsid="015e3963" style:font-size-asian="10pt" style:font-size-complex="10pt"/>
    </style:style>
    <style:style style:name="P83" style:family="paragraph" style:parent-style-name="Standard">
      <style:text-properties style:font-name="Courier New" fo:font-size="10pt" officeooo:paragraph-rsid="0161e3ad" style:font-size-asian="10pt" style:font-size-complex="10pt"/>
    </style:style>
    <style:style style:name="P84" style:family="paragraph" style:parent-style-name="Standard">
      <style:text-properties style:font-name="Courier New" fo:font-size="10pt" officeooo:paragraph-rsid="0168cdf1" style:font-size-asian="10pt" style:font-size-complex="10pt"/>
    </style:style>
    <style:style style:name="P85" style:family="paragraph" style:parent-style-name="Standard">
      <style:text-properties style:font-name="Courier New" fo:font-size="10pt" officeooo:paragraph-rsid="016c2e99" style:font-size-asian="10pt" style:font-size-complex="10pt"/>
    </style:style>
    <style:style style:name="P86" style:family="paragraph" style:parent-style-name="Standard">
      <style:text-properties style:font-name="Courier New" fo:font-size="10pt" officeooo:rsid="017510b5" officeooo:paragraph-rsid="017510b5" style:font-size-asian="10pt" style:font-size-complex="10pt"/>
    </style:style>
    <style:style style:name="P87" style:family="paragraph" style:parent-style-name="Standard">
      <style:text-properties style:font-name="Courier New" fo:font-size="10pt" style:text-underline-style="none" officeooo:paragraph-rsid="00d02c5f" style:font-size-asian="10pt" style:font-size-complex="10pt"/>
    </style:style>
    <style:style style:name="P88" style:family="paragraph" style:parent-style-name="Standard">
      <style:text-properties style:font-name="Courier New" fo:font-size="10pt" officeooo:rsid="017510b5" officeooo:paragraph-rsid="017510b5" style:font-size-asian="10pt" style:font-size-complex="10pt"/>
    </style:style>
    <style:style style:name="T1" style:family="text">
      <style:text-properties officeooo:rsid="0017f19f"/>
    </style:style>
    <style:style style:name="T2" style:family="text">
      <style:text-properties officeooo:rsid="0019da33"/>
    </style:style>
    <style:style style:name="T3" style:family="text">
      <style:text-properties officeooo:rsid="001d345b"/>
    </style:style>
    <style:style style:name="T4" style:family="text">
      <style:text-properties officeooo:rsid="002d71e3"/>
    </style:style>
    <style:style style:name="T5" style:family="text">
      <style:text-properties officeooo:rsid="002f308c"/>
    </style:style>
    <style:style style:name="T6" style:family="text">
      <style:text-properties officeooo:rsid="0038ed82"/>
    </style:style>
    <style:style style:name="T7" style:family="text">
      <style:text-properties officeooo:rsid="0050d110"/>
    </style:style>
    <style:style style:name="T8" style:family="text">
      <style:text-properties officeooo:rsid="005431ac"/>
    </style:style>
    <style:style style:name="T9" style:family="text">
      <style:text-properties officeooo:rsid="005587f3"/>
    </style:style>
    <style:style style:name="T10" style:family="text">
      <style:text-properties officeooo:rsid="005d7f84"/>
    </style:style>
    <style:style style:name="T11" style:family="text">
      <style:text-properties officeooo:rsid="00917e56"/>
    </style:style>
    <style:style style:name="T12" style:family="text">
      <style:text-properties officeooo:rsid="009335ac"/>
    </style:style>
    <style:style style:name="T13" style:family="text">
      <style:text-properties officeooo:rsid="0098c401"/>
    </style:style>
    <style:style style:name="T14" style:family="text">
      <style:text-properties officeooo:rsid="009e35f8"/>
    </style:style>
    <style:style style:name="T15" style:family="text">
      <style:text-properties officeooo:rsid="00a1e3d7"/>
    </style:style>
    <style:style style:name="T16" style:family="text">
      <style:text-properties officeooo:rsid="00a46083"/>
    </style:style>
    <style:style style:name="T17" style:family="text">
      <style:text-properties officeooo:rsid="00abc756"/>
    </style:style>
    <style:style style:name="T18" style:family="text">
      <style:text-properties officeooo:rsid="00ae257e"/>
    </style:style>
    <style:style style:name="T19" style:family="text">
      <style:text-properties officeooo:rsid="00af4fb5"/>
    </style:style>
    <style:style style:name="T20" style:family="text">
      <style:text-properties officeooo:rsid="00afc9ed"/>
    </style:style>
    <style:style style:name="T21" style:family="text">
      <style:text-properties officeooo:rsid="00b02707"/>
    </style:style>
    <style:style style:name="T22" style:family="text">
      <style:text-properties officeooo:rsid="00ce62f2"/>
    </style:style>
    <style:style style:name="T23" style:family="text">
      <style:text-properties officeooo:rsid="00ceb69a"/>
    </style:style>
    <style:style style:name="T24" style:family="text">
      <style:text-properties officeooo:rsid="00d30ae0"/>
    </style:style>
    <style:style style:name="T25" style:family="text">
      <style:text-properties officeooo:rsid="00d8a5a3"/>
    </style:style>
    <style:style style:name="T26" style:family="text">
      <style:text-properties officeooo:rsid="00f4b18d"/>
    </style:style>
    <style:style style:name="T27" style:family="text">
      <style:text-properties officeooo:rsid="0152d768"/>
    </style:style>
    <style:style style:name="T28" style:family="text">
      <style:text-properties officeooo:rsid="0161e3ad"/>
    </style:style>
    <style:style style:name="T29" style:family="text">
      <style:text-properties officeooo:rsid="01728a0a"/>
    </style:style>
    <style:style style:name="T30" style:family="text">
      <style:text-properties officeooo:rsid="0175ef1c"/>
    </style:style>
    <style:style style:name="T31" style:family="text">
      <style:text-properties officeooo:rsid="017603cb"/>
    </style:style>
    <style:style style:name="T32" style:family="text">
      <style:text-properties officeooo:rsid="01760b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9">KOLEKCJE</text:p>
            <text:p text:style-name="P19"/>
            <text:p text:style-name="P5"><text:span text:style-name="T1">c</text:span>lass list</text:p>
            <text:p text:style-name="P1">class list(iterable)</text:p>
            <text:p text:style-name="P2">class tuple</text:p>
            <text:p text:style-name="P2">class tuple(iterable)</text:p>
            <text:p text:style-name="P1">class dict(**kwarg)</text:p>
            <text:p text:style-name="P1">class dict(mapping, **kwarg)</text:p>
            <text:p text:style-name="P1">class dict(iterable, **kwarg)</text:p>
            <text:p text:style-name="P1">vars()</text:p>
            <text:p text:style-name="P1">vars(object)</text:p>
            <text:p text:style-name="P1">class set</text:p>
            <text:p text:style-name="P1">class set(iterable)</text:p>
            <text:p text:style-name="P1">class frozenset(iterable=set())</text:p>
            <text:p text:style-name="P1">class range(stop)</text:p>
            <text:p text:style-name="P1">class range(start, stop, step=1)</text:p>
            <text:p text:style-name="P1">class slice(stop)</text:p>
            <text:p text:style-name="P18">class slice(start, stop, step=None)</text:p>
            <text:p text:style-name="P18"/>
            <text:p text:style-name="P18"/>
            <text:p text:style-name="P37"><text:span text:style-name="T19">k</text:span>-kolekcja</text:p>
            <text:p text:style-name="P37">l-lista</text:p>
            <text:p text:style-name="P37">s-zbi<text:span text:style-name="T20">ó</text:span>r</text:p>
            <text:p text:style-name="P38">fs – zbiór niemodyfikowalny <text:span text:style-name="T21">(frozen set)</text:span></text:p>
            <text:p text:style-name="P38"/>
          </table:table-cell>
          <table:table-cell table:style-name="Tabela1.A1" office:value-type="string">
            <text:p text:style-name="P6">len(<text:span text:style-name="T16">k</text:span>)</text:p>
            <text:p text:style-name="P1"/>
            <text:p text:style-name="P1">filter(function, iterable)</text:p>
            <text:p text:style-name="P1">map(function, iterable, *iterables)</text:p>
            <text:p text:style-name="P4">any(iterable)</text:p>
            <text:p text:style-name="P4">all(iterable)</text:p>
            <text:p text:style-name="P4"/>
            <text:p text:style-name="P4">reversed(seq)</text:p>
            <text:p text:style-name="P4">sorted(iterable, /, *, key=None, reverse=False)</text:p>
            <text:p text:style-name="P4">zip(*iterables, strict=False)</text:p>
            <text:p text:style-name="P83"><text:span text:style-name="T28">enumerate(iterable, start=0)</text:span> </text:p>
            <text:p text:style-name="P4"/>
            <text:p text:style-name="P4">sum(iterable, /, start=0)</text:p>
            <text:p text:style-name="P4">max(iterable, *, key=None)</text:p>
            <text:p text:style-name="P4">max(iterable, *, default, key=None)</text:p>
            <text:p text:style-name="P4">max(arg1, arg2, *args, key=None)</text:p>
            <text:p text:style-name="P4">min(iterable, *, key=None)</text:p>
            <text:p text:style-name="P4">min(iterable, *, default, key=None)</text:p>
            <text:p text:style-name="P4">min(arg1, arg2, *args, key=None)</text:p>
            <text:p text:style-name="P78"/>
            <text:p text:style-name="P79"/>
          </table:table-cell>
          <table:table-cell table:style-name="Tabela1.A1" table:number-columns-spanned="3" office:value-type="string">
            <text:p text:style-name="P15"><text:span text:style-name="T13">l</text:span>[i] = x</text:p>
            <text:p text:style-name="P15"><text:span text:style-name="T13">l</text:span>[i:j] = t</text:p>
            <text:p text:style-name="P15">del <text:span text:style-name="T13">l</text:span>[i:j]</text:p>
            <text:p text:style-name="P15"><text:span text:style-name="T13">l</text:span>[i:j:k] = t</text:p>
            <text:p text:style-name="P15">del <text:span text:style-name="T13">l</text:span>[i:j:k]</text:p>
            <text:p text:style-name="P15"/>
            <text:p text:style-name="P15"><text:span text:style-name="T13">l</text:span>.append(x)</text:p>
            <text:p text:style-name="P33"><text:span text:style-name="T13">l</text:span>.extend(t) or s += t</text:p>
            <text:p text:style-name="P33"><text:span text:style-name="T13">l</text:span> *= n</text:p>
            <text:p text:style-name="P33"><text:span text:style-name="T13">l</text:span>.insert(i, x)</text:p>
            <text:p text:style-name="P32"><text:span text:style-name="T13">l</text:span>.pop() or s.pop(i)</text:p>
            <text:p text:style-name="P34"><text:span text:style-name="T13">l</text:span>.remove(x)</text:p>
            <text:p text:style-name="P34"/>
            <text:p text:style-name="P34"><text:span text:style-name="T13">l</text:span>.reverse()</text:p>
            <text:p text:style-name="P34"><text:span text:style-name="T31">l</text:span>.sort(*, key=None, reverse=False)</text:p>
            <text:p text:style-name="P34"/>
            <text:p text:style-name="P36"><text:span text:style-name="T29">l</text:span>.index(x[, start[, end]])</text:p>
            <text:p text:style-name="P84"><text:span text:style-name="T29">l</text:span>.count(x)</text:p>
            <text:p text:style-name="P84"/>
          </table:table-cell>
          <table:covered-table-cell/>
          <table:covered-table-cell/>
          <table:table-cell table:style-name="Tabela1.F1" office:value-type="string">
            <text:p text:style-name="P84">x in <text:span text:style-name="T16">k</text:span></text:p>
            <text:p text:style-name="P35">x not in <text:span text:style-name="T14">k</text:span></text:p>
            <text:p text:style-name="P35"/>
            <text:p text:style-name="P36"><text:span text:style-name="T15">k</text:span> &lt;= other</text:p>
            <text:p text:style-name="P36"><text:span text:style-name="T15">k</text:span> &lt; other</text:p>
            <text:p text:style-name="P36"><text:span text:style-name="T15">k</text:span> &gt;= other</text:p>
            <text:p text:style-name="P85"><text:span text:style-name="T15">k</text:span> &gt; other</text:p>
            <text:p text:style-name="P85"/>
            <text:p text:style-name="P85"><text:span text:style-name="T17">ls</text:span>.clear()</text:p>
            <text:p text:style-name="P36"><text:span text:style-name="T18">k</text:span>.copy()</text:p>
            <text:p text:style-name="P36"/>
            <text:p text:style-name="P36"/>
          </table:table-cell>
        </table:table-row>
        <table:table-row>
          <table:table-cell table:style-name="Tabela1.A2" office:value-type="string">
            <text:p text:style-name="P16">SET, FROZEN SET</text:p>
            <text:p text:style-name="P1"/>
            <text:p text:style-name="P1">isdisjoint(other)</text:p>
            <text:p text:style-name="P1">issubset(other)</text:p>
            <text:p text:style-name="P1">issuperset(other)</text:p>
            <text:p text:style-name="P1"/>
            <text:p text:style-name="P1">union(*others)</text:p>
            <text:p text:style-name="P1">set | other | ...</text:p>
            <text:p text:style-name="P1">intersection(*others)</text:p>
            <text:p text:style-name="P1">set &amp; other &amp; ...</text:p>
            <text:p text:style-name="P1">difference(*others)</text:p>
            <text:p text:style-name="P1">set - other - ...</text:p>
            <text:p text:style-name="P1">symmetric_difference(other)</text:p>
            <text:p text:style-name="P1">set ^ other</text:p>
            <text:p text:style-name="P1"/>
          </table:table-cell>
          <table:table-cell table:style-name="Tabela1.A2" office:value-type="string">
            <text:p text:style-name="P16">SET</text:p>
            <text:p text:style-name="P16"/>
            <text:p text:style-name="P39">add(elem)</text:p>
            <text:p text:style-name="P39">remove(elem)</text:p>
            <text:p text:style-name="P39">discard(elem)</text:p>
            <text:p text:style-name="P39">pop()</text:p>
            <text:p text:style-name="P39"/>
            <text:p text:style-name="P1">update(*others)</text:p>
            <text:p text:style-name="P1">set |= other | ...</text:p>
            <text:p text:style-name="P1">intersection_update(*others)</text:p>
            <text:p text:style-name="P1">set &amp;= other &amp; ...</text:p>
            <text:p text:style-name="P1">difference_update(*others)</text:p>
            <text:p text:style-name="P1">set -= other | ...</text:p>
            <text:p text:style-name="P1">symmetric_difference_update(other)</text:p>
            <text:p text:style-name="P1">set ^= other</text:p>
          </table:table-cell>
          <table:table-cell table:style-name="Tabela1.C2" table:number-columns-spanned="4" office:value-type="string">
            <text:p text:style-name="P46">ITERATORY</text:p>
            <text:p text:style-name="P46"/>
            <text:p text:style-name="P20">aiter(async_iterable)</text:p>
            <text:p text:style-name="P20">awaitable anext(async_iterator)</text:p>
            <text:p text:style-name="P20">awaitable anext(async_iterator, default)</text:p>
            <text:p text:style-name="P20"/>
            <text:p text:style-name="P20">enumerate(iterable, start=0)</text:p>
            <text:p text:style-name="P20">iter(object)</text:p>
            <text:p text:style-name="P20">iter(object, sentinel)</text:p>
            <text:p text:style-name="P20">next(iterator)</text:p>
            <text:p text:style-name="P20">next(iterator, default)</text:p>
            <text:p text:style-name="P20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a1.A2" table:number-rows-spanned="3" office:value-type="string">
            <text:p text:style-name="P17">DICTIONARY - <text:span text:style-name="T22">SŁOWNIKI</text:span></text:p>
            <text:p text:style-name="P5"/>
            <text:p text:style-name="P42">d = {'a': 1}</text:p>
            <text:p text:style-name="P82">d = dict([('a',1)])</text:p>
            <text:p text:style-name="P42">d | other</text:p>
            <text:p text:style-name="P42">d |= other</text:p>
            <text:p text:style-name="P44">update([other])</text:p>
            <text:p text:style-name="P42"/>
            <text:p text:style-name="P40">len(d)</text:p>
            <text:p text:style-name="P5">list(d)</text:p>
            <text:p text:style-name="P40">items()</text:p>
            <text:p text:style-name="P40">keys()</text:p>
            <text:p text:style-name="P40">values()</text:p>
            <text:p text:style-name="P40"/>
            <text:p text:style-name="P41">key in d</text:p>
            <text:p text:style-name="P41">key not in d</text:p>
            <text:p text:style-name="P5">d[key]</text:p>
            <text:p text:style-name="P5">d[key] = value</text:p>
            <text:p text:style-name="P41">get(key[, default])</text:p>
            <text:p text:style-name="P41">pop(key[, default])</text:p>
            <text:p text:style-name="P43">popitem()</text:p>
            <text:p text:style-name="P5">del d[key]</text:p>
            <text:p text:style-name="P5"/>
            <text:p text:style-name="P44">setdefault(key[, default])</text:p>
            <text:p text:style-name="P5"/>
          </table:table-cell>
          <table:table-cell table:style-name="Tabela1.A2" table:number-rows-spanned="3" office:value-type="string">
            <text:p text:style-name="P68"/>
            <text:p text:style-name="P5">iter(d)</text:p>
            <text:p text:style-name="P47">reversed(d)</text:p>
            <text:p text:style-name="P5"/>
            <text:p text:style-name="P5">clear()</text:p>
            <text:p text:style-name="P5">copy()</text:p>
            <text:p text:style-name="P5"/>
            <text:p text:style-name="P49">classmethod fromkeys(iterable[, value])</text:p>
            <text:p text:style-name="P49"/>
          </table:table-cell>
          <table:table-cell table:style-name="Tabela1.C2" table:number-columns-spanned="4" office:value-type="string">
            <text:p text:style-name="P45">DICTIONARY VIEW OBJECT – <text:span text:style-name="T23">OKULARY SŁOWNIKOWE</text:span></text:p>
            <text:p text:style-name="P15"/>
            <text:p text:style-name="P15">len(dictview)</text:p>
            <text:p text:style-name="P15"/>
            <text:p text:style-name="P15">x in dictview</text:p>
            <text:p text:style-name="P15"/>
            <text:p text:style-name="P48">iter(dictview)</text:p>
            <text:p text:style-name="P15">reversed(dictview)</text:p>
            <text:p text:style-name="P15"/>
            <text:p text:style-name="P15">dictview.mapping</text:p>
            <text:p text:style-name="P15"/>
          </table:table-cell>
          <table:covered-table-cell/>
          <table:covered-table-cell/>
          <table:covered-table-cell/>
        </table:table-row>
        <table:table-row>
          <table:covered-table-cell table:style-name="Tabela1.A2"/>
          <table:covered-table-cell table:style-name="Tabela1.A2"/>
          <table:table-cell table:style-name="Tabela1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covered-table-cell table:style-name="Tabela1.A2"/>
          <table:covered-table-cell table:style-name="Tabela1.A2"/>
          <table:table-cell table:style-name="Tabela1.C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50">STRING - NAPISY</text:p>
            <text:p text:style-name="P23"/>
            <text:p text:style-name="P26"><text:span text:style-name="T3">c</text:span>lass str(object='')</text:p>
            <text:p text:style-name="P26">class str(object=b'', encoding='utf-8', errors='strict')</text:p>
            <text:p text:style-name="P23"/>
            <text:p text:style-name="P23"/>
            <text:p text:style-name="P65">str.encode(encoding='utf-8', errors='strict')</text:p>
            <text:p text:style-name="P65"/>
          </table:table-cell>
          <table:table-cell table:style-name="Tabela1.A2" office:value-type="string">
            <text:p text:style-name="P25">str.find(sub[, start[, end]])</text:p>
            <text:p text:style-name="P25">str.index(sub[, start[, end]])</text:p>
            <text:p text:style-name="P25">str.rfind(sub[, start[, end]])</text:p>
            <text:p text:style-name="P25">str.rindex(sub[, start[, end]])</text:p>
            <text:p text:style-name="P25">str.count(sub[, start[, end]])</text:p>
            <text:p text:style-name="P25"/>
            <text:p text:style-name="P55"><text:span text:style-name="T10">s</text:span>tr.endswith(suffix[, start[, end]])</text:p>
            <text:p text:style-name="P55">str.startswith(prefix[, start[, end]])</text:p>
            <text:p text:style-name="P55"/>
            <text:p text:style-name="P27"><text:span text:style-name="T26">s</text:span>tr.join(iterable)</text:p>
            <text:p text:style-name="P56">str.split(sep=None, maxsplit=- 1)</text:p>
            <text:p text:style-name="P56">str.rsplit(sep=None, maxsplit=- 1)</text:p>
            <text:p text:style-name="P56">str.partition(sep)</text:p>
            <text:p text:style-name="P56">str.rpartition(sep)</text:p>
            <text:p text:style-name="P67"/>
            <text:p text:style-name="P67"/>
          </table:table-cell>
          <table:table-cell table:style-name="Tabela1.C2" table:number-columns-spanned="4" office:value-type="string">
            <text:p text:style-name="P66">str.replace(old, new[, count])</text:p>
            <text:p text:style-name="P63"/>
            <text:p text:style-name="P63">static str.maketrans(x[, y[, z]])</text:p>
            <text:p text:style-name="P56">str.translate(table)</text:p>
            <text:p text:style-name="P56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a1.A2" office:value-type="string">
            <text:p text:style-name="P58"/>
            <text:p text:style-name="P58">str.capitalize()</text:p>
            <text:p text:style-name="P58">str.casefold()</text:p>
            <text:p text:style-name="P58">str.lower()</text:p>
            <text:p text:style-name="P58">str.upper()</text:p>
            <text:p text:style-name="P58">str.swapcase()</text:p>
            <text:p text:style-name="P58">str.title()</text:p>
            <text:p text:style-name="P58"/>
            <text:p text:style-name="P59">str.strip([chars])</text:p>
            <text:p text:style-name="P59">str.lstrip([chars])</text:p>
            <text:p text:style-name="P59">str.rstrip([chars])</text:p>
            <text:p text:style-name="P59"/>
            <text:p text:style-name="P59">str.removeprefix(prefix, /)</text:p>
            <text:p text:style-name="P59">str.removesuffix(suffix, /)</text:p>
            <text:p text:style-name="P59"/>
            <text:p text:style-name="P59">str.ljust(width[, fillchar])</text:p>
            <text:p text:style-name="P59">str.rjust(width[, fillchar])</text:p>
            <text:p text:style-name="P59">str.center(width[, fillchar])</text:p>
            <text:p text:style-name="P60">str.zfill(width)</text:p>
            <text:p text:style-name="P64">str.expandtabs(tabsize=8)</text:p>
            <text:p text:style-name="P64"/>
          </table:table-cell>
          <table:table-cell table:style-name="Tabela1.A2" office:value-type="string">
            <text:p text:style-name="P59"/>
            <text:p text:style-name="P59">str.format(*args, **kwargs)</text:p>
            <text:p text:style-name="P59">str.format_map(mapping)</text:p>
            <text:p text:style-name="P59"/>
          </table:table-cell>
          <table:table-cell table:style-name="Tabela1.C2" table:number-columns-spanned="4" office:value-type="string">
            <text:p text:style-name="P61"/>
            <text:p text:style-name="P61">str.isascii()</text:p>
            <text:p text:style-name="P57">str.isprintable()</text:p>
            <text:p text:style-name="P57"/>
            <text:p text:style-name="P57">str.isalnum()</text:p>
            <text:p text:style-name="P57">str.isalpha()</text:p>
            <text:p text:style-name="P62">str.islower()</text:p>
            <text:p text:style-name="P62">str.isupper()</text:p>
            <text:p text:style-name="P57">str.isidentifier()</text:p>
            <text:p text:style-name="P57">str.istitle()</text:p>
            <text:p text:style-name="P57">str.isspace()</text:p>
            <text:p text:style-name="P57"/>
            <text:p text:style-name="P57"/>
            <text:p text:style-name="P57">str.isdecimal()</text:p>
            <text:p text:style-name="P57">str.isdigit()</text:p>
            <text:p text:style-name="P57">str.isnumeric()</text:p>
            <text:p text:style-name="P57"/>
            <text:p text:style-name="P51">ascii(object)</text:p>
            <text:p text:style-name="P51">bin(x)</text:p>
            <text:p text:style-name="P51">oct(x)</text:p>
            <text:p text:style-name="P51">hex(x)</text:p>
            <text:p text:style-name="P51">chr(i)</text:p>
            <text:p text:style-name="P52">ord<text:span text:style-name="T12">(c)</text:span></text:p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ela1.A2" table:number-rows-spanned="2" office:value-type="string">
            <text:p text:style-name="P22">LICZB<text:span text:style-name="T7">Y</text:span></text:p>
            <text:p text:style-name="P22"/>
            <text:p text:style-name="P54">(całkowite, rzeczywiste, zespolone)</text:p>
            <text:p text:style-name="P21"/>
            <text:p text:style-name="P24"><text:span text:style-name="T2">c</text:span>lass int(x=0)</text:p>
            <text:p text:style-name="P1">class int(x, base=10)</text:p>
            <text:p text:style-name="P1">class float(x=0.0)</text:p>
            <text:p text:style-name="P1">class complex(real=0, imag=0)</text:p>
            <text:p text:style-name="P1">class complex(string)</text:p>
            <text:p text:style-name="P1"/>
          </table:table-cell>
          <table:table-cell table:style-name="Tabela1.A2" table:number-rows-spanned="2" office:value-type="string">
            <text:p text:style-name="P1">divmod(<text:span text:style-name="T25">x</text:span>, <text:span text:style-name="T25">y</text:span>)</text:p>
            <text:p text:style-name="P1">pow(base, exp, mod=None)</text:p>
            <text:p text:style-name="P12"/>
            <text:p text:style-name="P87">round(number, ndigits=None)</text:p>
            <text:p text:style-name="P30">math.trunc(x)</text:p>
            <text:p text:style-name="P29">math.floor(x)</text:p>
            <text:p text:style-name="P29">math.ceil(x<text:span text:style-name="T11">)</text:span></text:p>
            <text:p text:style-name="P29"/>
            <text:p text:style-name="P14">abs(x)</text:p>
            <text:p text:style-name="P14"/>
            <text:p text:style-name="P11"><text:span text:style-name="T24">.</text:span>is_integer()</text:p>
            <text:p text:style-name="P10"><text:bookmark text:name="int.as_integer_ratio kopia 1 kopia 1"/>.as_integer_ratio()</text:p>
            <text:p text:style-name="P13"/>
            <text:p text:style-name="P13">int(x)</text:p>
            <text:p text:style-name="P13">float(x)</text:p>
            <text:p text:style-name="P53">complex(x)</text:p>
            <text:p text:style-name="P53"/>
          </table:table-cell>
          <table:table-cell table:style-name="Tabela1.C2" table:number-columns-spanned="4" office:value-type="string">
            <text:p text:style-name="P31">complex(re,im)</text:p>
            <text:p text:style-name="P29">c.conjugate()</text:p>
            <text:p text:style-name="P29"/>
          </table:table-cell>
          <table:covered-table-cell/>
          <table:covered-table-cell/>
          <table:covered-table-cell/>
        </table:table-row>
        <table:table-row>
          <table:covered-table-cell table:style-name="Tabela1.A2"/>
          <table:covered-table-cell table:style-name="Tabela1.A2"/>
          <table:table-cell table:style-name="Tabela1.A2" office:value-type="string">
            <text:p text:style-name="P8">x+y</text:p>
            <text:p text:style-name="P8">x-y</text:p>
            <text:p text:style-name="P8">x*y</text:p>
            <text:p text:style-name="P8">x/y</text:p>
            <text:p text:style-name="P8">x//y</text:p>
            <text:p text:style-name="P8">x%y</text:p>
            <text:p text:style-name="P8">x**y</text:p>
            <text:p text:style-name="P8">+x</text:p>
            <text:p text:style-name="P8">-x</text:p>
            <text:p text:style-name="P8"/>
          </table:table-cell>
          <table:table-cell table:style-name="Tabela1.A2" office:value-type="string">
            <text:p text:style-name="P28">&lt;</text:p>
            <text:p text:style-name="P28">&gt;</text:p>
            <text:p text:style-name="P28">&lt;<text:span text:style-name="T6">=</text:span></text:p>
            <text:p text:style-name="P28">&gt;<text:span text:style-name="T6">=</text:span></text:p>
            <text:p text:style-name="P8">==</text:p>
            <text:p text:style-name="P8">!=</text:p>
            <text:p text:style-name="P8"/>
          </table:table-cell>
          <table:table-cell table:style-name="Tabela1.C2" table:number-columns-spanned="2" office:value-type="string">
            <text:p text:style-name="P3">class bool(x=False)</text:p>
            <text:p text:style-name="P3"/>
            <text:p text:style-name="P8">is</text:p>
            <text:p text:style-name="P8">is not</text:p>
            <text:p text:style-name="P8"/>
          </table:table-cell>
          <table:covered-table-cell/>
        </table:table-row>
        <text:soft-page-break/>
        <table:table-row>
          <table:table-cell table:style-name="Tabela1.A2" office:value-type="string">
            <text:p text:style-name="P3"/>
            <text:p text:style-name="P3">repr(object)</text:p>
            <text:p text:style-name="P3"/>
            <text:p text:style-name="P3">input()</text:p>
            <text:p text:style-name="P3"/>
            <text:p text:style-name="P3">input(prompt)</text:p>
            <text:p text:style-name="P3"/>
            <text:p text:style-name="P73">format(value, format_spec='')</text:p>
            <text:p text:style-name="P73"/>
            <text:p text:style-name="P73">print(*objects, sep=' ', end='\n', file=None, flush=False)</text:p>
            <text:p text:style-name="P73"/>
          </table:table-cell>
          <table:table-cell table:style-name="Tabela1.A2" table:number-rows-spanned="2" office:value-type="string">
            <text:p text:style-name="P3"/>
            <text:p text:style-name="P3">open(file, mode='r', buffering=- 1, encoding=None, errors=None, newline=None, closefd=True, opener=None)</text:p>
            <text:p text:style-name="P3"/>
          </table:table-cell>
          <table:table-cell table:style-name="Tabela1.C2" table:number-rows-spanned="2" table:number-columns-spanned="4" office:value-type="string">
            <text:p text:style-name="P74"/>
            <text:p text:style-name="P74">eval(expression, globals=None, locals=None)</text:p>
            <text:p text:style-name="P74"/>
            <text:p text:style-name="P74">compile(source, filename, mode, flags=0, dont_inherit=False, optimize=- 1)</text:p>
            <text:p text:style-name="P74"/>
            <text:p text:style-name="P74">exec(object, globals=None, locals=None, /, *, closure=None)</text:p>
            <text:p text:style-name="P74"/>
            <text:p text:style-name="P75">class memoryview(object)</text:p>
            <text:p text:style-name="P75"/>
            <text:p text:style-name="P75">breakpoint(*args, **kws)</text:p>
            <text:p text:style-name="P75"/>
            <text:p text:style-name="P77"/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5"/>
            <text:p text:style-name="P75"><text:span text:style-name="T5">h</text:span>elp()</text:p>
            <text:p text:style-name="P75">help(request<text:span text:style-name="T27">)</text:span></text:p>
            <text:p text:style-name="P75"/>
          </table:table-cell>
          <table:covered-table-cell table:style-name="Tabela1.A2"/>
          <table:covered-table-cell table:style-name="Tabela1.C2"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9"><text:span text:style-name="T8">KLASY </text:span><text:span text:style-name="T9">i OBIEKTY</text:span></text:p>
            <text:p text:style-name="P69"/>
            <text:p text:style-name="P69"><text:span text:style-name="T4">c</text:span><text:span text:style-name="T9">lass object</text:span></text:p>
            <text:p text:style-name="P70">class property(fget=None, fset=None, fdel=None, doc=None)</text:p>
            <text:p text:style-name="P70"/>
            <text:p text:style-name="P71">class super</text:p>
            <text:p text:style-name="P71">class super(type, object_or_type=None)</text:p>
            <text:p text:style-name="P71"/>
            <text:p text:style-name="P1">@classmethod decorator</text:p>
            <text:p text:style-name="P1">@staticmethod decorator</text:p>
            <text:p text:style-name="P72"/>
          </table:table-cell>
          <table:table-cell table:style-name="Tabela1.A2" office:value-type="string">
            <text:p text:style-name="P1"/>
            <text:p text:style-name="P1">setattr(object, name, value)</text:p>
            <text:p text:style-name="P1">delattr(object, name)</text:p>
            <text:p text:style-name="P1">getattr(object, name)</text:p>
            <text:p text:style-name="P1">getattr(object, name, default)</text:p>
            <text:p text:style-name="P7">hasattr(object, name)</text:p>
            <text:p text:style-name="P7"/>
            <text:p text:style-name="P1">dir()</text:p>
            <text:p text:style-name="P1">dir(object)</text:p>
            <text:p text:style-name="P1"/>
            <text:p text:style-name="P7">locals()</text:p>
            <text:p text:style-name="P1">globals()</text:p>
            <text:p text:style-name="P1"/>
          </table:table-cell>
          <table:table-cell table:style-name="Tabela1.C2" table:number-columns-spanned="4" office:value-type="string">
            <text:p text:style-name="P1"/>
            <text:p text:style-name="P1">id(object)</text:p>
            <text:p text:style-name="P1"/>
            <text:p text:style-name="P1">isinstance(object, classinfo)</text:p>
            <text:p text:style-name="P1">issubclass(class, classinfo)</text:p>
            <text:p text:style-name="P1"/>
            <text:p text:style-name="P76">callable(object)</text:p>
            <text:p text:style-name="P76"/>
            <text:p text:style-name="P76">hash(object)</text:p>
            <text:p text:style-name="P76"/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86"><text:span text:style-name="T32">i</text:span>nne:</text:p>
            <text:p text:style-name="P86"/>
            <text:p text:style-name="P80">collections.deque</text:p>
            <text:p text:style-name="P80"/>
          </table:table-cell>
          <table:table-cell table:style-name="Tabela1.A2" office:value-type="string">
            <text:p text:style-name="P1"/>
          </table:table-cell>
          <table:table-cell table:style-name="Tabela1.C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</table:table>
      <text:p text:style-name="P80"/>
      <text:p text:style-name="P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18:52:11.571000000</meta:creation-date>
    <dc:date>2024-01-02T06:50:36.714000000</dc:date>
    <meta:editing-duration>PT16H8M13S</meta:editing-duration>
    <meta:editing-cycles>351</meta:editing-cycles>
    <meta:generator>LibreOffice/7.5.7.1$Windows_X86_64 LibreOffice_project/47eb0cf7efbacdee9b19ae25d6752381ede23126</meta:generator>
    <meta:document-statistic meta:table-count="1" meta:image-count="0" meta:object-count="0" meta:page-count="4" meta:paragraph-count="255" meta:word-count="507" meta:character-count="4598" meta:non-whitespace-character-count="4343"/>
  </office:meta>
</office:document-meta>
</file>